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6e8a"/>
    </style:style>
    <style:style style:name="P2" style:family="paragraph" style:parent-style-name="Standard">
      <style:text-properties officeooo:rsid="00126e8a" officeooo:paragraph-rsid="00126e8a"/>
    </style:style>
    <style:style style:name="P3" style:family="paragraph" style:parent-style-name="Standard">
      <style:text-properties officeooo:rsid="00132142" officeooo:paragraph-rsid="00132142"/>
    </style:style>
    <style:style style:name="P4" style:family="paragraph" style:parent-style-name="Standard">
      <style:text-properties officeooo:rsid="0013f95f" officeooo:paragraph-rsid="0013f95f"/>
    </style:style>
    <style:style style:name="P5" style:family="paragraph" style:parent-style-name="Standard">
      <style:text-properties officeooo:rsid="0015731f" officeooo:paragraph-rsid="0015731f"/>
    </style:style>
    <style:style style:name="P6" style:family="paragraph" style:parent-style-name="Standard">
      <style:text-properties officeooo:rsid="00174d47" officeooo:paragraph-rsid="0015731f"/>
    </style:style>
    <style:style style:name="P7" style:family="paragraph" style:parent-style-name="Standard">
      <style:text-properties officeooo:rsid="00174d47" officeooo:paragraph-rsid="00174d47"/>
    </style:style>
    <style:style style:name="P8" style:family="paragraph" style:parent-style-name="Standard">
      <style:text-properties officeooo:rsid="00174d47" officeooo:paragraph-rsid="0018ac29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5731f"/>
    </style:style>
    <style:style style:name="T3" style:family="text">
      <style:text-properties officeooo:rsid="0018ac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"O roubo do pato CS50 ocorreu às <text:span text:style-name="T1">10h15 </text:span>no tribunal de Chamberlin </text:p>
      <text:p text:style-name="Standard">Street. As entrevistas foram realizadas hoje com três testemunhas </text:p>
      <text:p text:style-name="Standard">que estavam presentes no momento - cada uma de suas transcrições </text:p>
      <text:p text:style-name="Standard">de entrevista menciona o tribunal."</text:p>
      <text:p text:style-name="Standard"/>
      <text:p text:style-name="Standard">--------------------------------------------------------------------</text:p>
      <text:p text:style-name="Standard">Ruth - Em algum momento <text:span text:style-name="T1">dentro de dez minutos do roubo,</text:span> eu vi o ladrão</text:p>
      <text:p text:style-name="Standard">entrar em um carro no estacionamento do tribunal e <text:span text:style-name="T1">ir embora</text:span>. Se você</text:p>
      <text:p text:style-name="Standard">tiver imagens de segurança do estacionamento do tribunal, talvez </text:p>
      <text:p text:style-name="Standard">queira procurar <text:span text:style-name="T1">carros que deixaram o estacionamento nesse período</text:span>.</text:p>
      <text:p text:style-name="Standard"/>
      <text:p text:style-name="Standard">Eugene - Não sei o nome do ladrão, mas era alguém que reconheci. No </text:p>
      <text:p text:style-name="Standard">início desta manhã, <text:span text:style-name="T1">antes de chegar ao tribunal</text:span>, eu estava passando </text:p>
      <text:p text:style-name="Standard">pelo caixa eletrônico na <text:span text:style-name="T1">Fifer Street</text:span> e vi o ladrão lá sacando algum </text:p>
      <text:p text:style-name="Standard">dinheiro.</text:p>
      <text:p text:style-name="Standard"/>
      <text:p text:style-name="Standard">Raymond - Quando o ladrão estava saindo do tribunal, eles chamaram </text:p>
      <text:p text:style-name="Standard">alguém que <text:span text:style-name="T1">falou com eles por menos de um minuto</text:span>. Na ligação, ouvi o </text:p>
      <text:p text:style-name="Standard">ladrão dizer que eles planejavam pegar <text:span text:style-name="T1">o primeiro voo de Fiftyville </text:span></text:p>
      <text:p text:style-name="Standard"><text:span text:style-name="T1">amanhã.</text:span> O ladrão então pediu à pessoa do outro lado do telefone para </text:p>
      <text:p text:style-name="Standard">comprar a passagem aérea.</text:p>
      <text:p text:style-name="Standard"/>
      <text:p text:style-name="Standard">---------------------------------------------------------------------</text:p>
      <text:p text:style-name="P2">PLACAS DOS SUSPEITOS</text:p>
      <text:p text:style-name="P1"/>
      <text:p text:style-name="P1">5P2BI95</text:p>
      <text:p text:style-name="P1">94KL13X</text:p>
      <text:p text:style-name="P1">6P58WS2</text:p>
      <text:p text:style-name="P1">4328GD8</text:p>
      <text:p text:style-name="P1">G412CB7</text:p>
      <text:p text:style-name="P1">L93JTIZ</text:p>
      <text:p text:style-name="P1">322W7JE</text:p>
      <text:p text:style-name="P1">0NTHK55</text:p>
      <text:p text:style-name="P1"/>
      <text:p text:style-name="P1">--------------------------------------------------------------------------</text:p>
      <text:p text:style-name="P3">QUEM FOI NO CAIXA</text:p>
      <text:p text:style-name="P3"/>
      <text:p text:style-name="P1">Ernest</text:p>
      <text:p text:style-name="P1">Robert</text:p>
      <text:p text:style-name="P1">Russell</text:p>
      <text:p text:style-name="P1">Roy</text:p>
      <text:p text:style-name="P1">Bobby</text:p>
      <text:p text:style-name="P1">Elizabeth</text:p>
      <text:p text:style-name="P1">Danielle</text:p>
      <text:p text:style-name="P1">Madison</text:p>
      <text:p text:style-name="P1">Victoria</text:p>
      <text:p text:style-name="P1"/>
      <text:p text:style-name="P1"/>
      <text:p text:style-name="P1"/>
      <text:p text:style-name="P4"><text:soft-page-break/>SUSPEITOS QUE ESTIVERAM EM AMBOS LUGARES</text:p>
      <text:p text:style-name="P1"/>
      <text:p text:style-name="P1">Ernest</text:p>
      <text:p text:style-name="P1">Russell</text:p>
      <text:p text:style-name="P1">Elizabeth</text:p>
      <text:p text:style-name="P1">Danielle</text:p>
      <text:p text:style-name="P1"/>
      <text:p text:style-name="P5">----------------------------------------------------------------------------</text:p>
      <text:p text:style-name="P5">UNICOS SUSPEITOS QUE FIZERAM LIGAÇÃO MENOS DE 1 MINUTO</text:p>
      <text:p text:style-name="P5"/>
      <text:p text:style-name="P5">Ernest|(375) 555-8161</text:p>
      <text:p text:style-name="P5">Russell|(725) 555-3243</text:p>
      <text:p text:style-name="P6"/>
      <text:p text:style-name="P1"/>
      <text:p text:style-name="P1">--------------------------------------------------------------------------------------</text:p>
      <text:p text:style-name="P7">NOME DOS CUMPLICES QUE RECEBERAM O CHAMADO</text:p>
      <text:p text:style-name="P7"/>
      <text:p text:style-name="P8">Philip <text:span text:style-name="T3">| </text:span><text:span text:style-name="T2">(725) 555-3243</text:span></text:p>
      <text:p text:style-name="P8">Berthold <text:span text:style-name="T3">| </text:span><text:span text:style-name="T2">(375) 555-8161</text:span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8:14:42.841195988</meta:creation-date>
    <dc:date>2022-10-20T20:54:49.334766194</dc:date>
    <meta:editing-duration>PT1H38M55S</meta:editing-duration>
    <meta:editing-cycles>1</meta:editing-cycles>
    <meta:document-statistic meta:table-count="0" meta:image-count="0" meta:object-count="0" meta:page-count="2" meta:paragraph-count="52" meta:word-count="242" meta:character-count="1796" meta:non-whitespace-character-count="1595"/>
    <meta:generator>LibreOffice/7.3.6.2$Linux_X86_64 LibreOffice_project/30$Build-2</meta:generator>
  </office:meta>
</office:document-meta>
</file>